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Computer affine</text:p>
          </table:table-cell>
          <table:table-cell office:value-type="string" table:style-name="ce1">
            <text:p>Mouse or trackpad</text:p>
          </table:table-cell>
          <table:table-cell office:value-type="string" table:style-name="ce1">
            <text:p>Do you work with music?</text:p>
          </table:table-cell>
          <table:table-cell office:value-type="string" table:style-name="ce1">
            <text:p>Started with</text:p>
          </table:table-cell>
          <table:table-cell office:value-type="string" table:style-name="ce1">
            <text:p>Rating without music</text:p>
          </table:table-cell>
          <table:table-cell office:value-type="string" table:style-name="ce1">
            <text:p>Rating with music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ackpa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ackpa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Music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ackpa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usic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a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error" office:string-value="#NAME?" table:formula="of:=_xludf.AVERAGE([.B2:.B13])" table:number-matrix-columns-spanned="1" table:number-matrix-rows-spanned="1" table:style-name="ce1">
            <text:p>#NAME?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d</text:p>
          </table:table-cell>
          <table:table-cell table:number-columns-repeated="16382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2</meta:generator>
    <dc:title/>
    <dc:description/>
    <dc:subject/>
    <meta:initial-creator/>
    <dc:creator>Timo Scarabel</dc:creator>
    <meta:creation-date>2025-11-27T08:28:22Z</meta:creation-date>
    <dc:date>2025-12-29T09:49:27Z</dc:date>
    <meta:editing-cycles>22</meta:editing-cycles>
  </office:meta>
</office:document-meta>
</file>